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9583in" svg:y="2.8709in">
            <draw:object draw:notify-on-update-of-ranges="Sheet1.H2:Sheet1.H10 Sheet1.I2:Sheet1.I10 Sheet1.J2:Sheet1.J10 Sheet1.J2:Sheet1.J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ime for 20</text:p>
          </table:table-cell>
          <table:table-cell office:value-type="string" calcext:value-type="string">
            <text:p>time p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ps</text:p>
          </table:table-cell>
          <table:table-cell table:number-columns-repeated="3"/>
          <table:table-cell office:value-type="string" calcext:value-type="string">
            <text:p>1/b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err</text:p>
          </table:table-cell>
          <table:table-cell table:number-columns-repeated="3"/>
          <table:table-cell office:value-type="string" calcext:value-type="string">
            <text:p>lamda</text:p>
          </table:table-cell>
          <table:table-cell office:value-type="float" office:value="0.00135609212744868" calcext:value-type="float">
            <text:p>0.00135609212744868</text:p>
          </table:table-cell>
        </table:table-row>
        <table:table-row table:style-name="ro2">
          <table:table-cell office:value-type="float" office:value="33.65" calcext:value-type="float">
            <text:p>33.65</text:p>
          </table:table-cell>
          <table:table-cell table:formula="of:=[.A2]/20" office:value-type="float" office:value="1.6825" calcext:value-type="float">
            <text:p/>
          </table:table-cell>
          <table:table-cell table:formula="of:=[.D2]*0.0013560921" office:value-type="float" office:value="0.001288287495" calcext:value-type="float">
            <text:p/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1/[.C2]" office:value-type="float" office:value="776.224254198788" calcext:value-type="float">
            <text:p/>
          </table:table-cell>
          <table:table-cell table:formula="of:=[.B2]*[.B2]" office:value-type="float" office:value="2.83080625" calcext:value-type="float">
            <text:p/>
          </table:table-cell>
          <table:table-cell office:value-type="float" office:value="0.11" calcext:value-type="float">
            <text:p>0.11</text:p>
          </table:table-cell>
          <table:table-cell table:number-columns-repeated="5"/>
        </table:table-row>
        <table:table-row table:style-name="ro2">
          <table:table-cell office:value-type="float" office:value="30.65" calcext:value-type="float">
            <text:p>30.65</text:p>
          </table:table-cell>
          <table:table-cell table:formula="of:=[.A3]/20" office:value-type="float" office:value="1.5325" calcext:value-type="float">
            <text:p/>
          </table:table-cell>
          <table:table-cell table:formula="of:=[.D3]*0.0013560921" office:value-type="float" office:value="0.001695115125" calcext:value-type="float">
            <text:p/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table:formula="of:=1/[.C3]" office:value-type="float" office:value="589.930433191079" calcext:value-type="float">
            <text:p/>
          </table:table-cell>
          <table:table-cell table:formula="of:=[.B3]*[.B3]" office:value-type="float" office:value="2.34855625" calcext:value-type="float">
            <text:p/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(2/5)*0.142*[.O11]*[.O11]" office:value-type="float" office:value="0.000040948398" calcext:value-type="float">
            <text:p/>
          </table:table-cell>
        </table:table-row>
        <table:table-row table:style-name="ro2">
          <table:table-cell office:value-type="float" office:value="28.19" calcext:value-type="float">
            <text:p>28.19</text:p>
          </table:table-cell>
          <table:table-cell table:formula="of:=[.A4]/20" office:value-type="float" office:value="1.4095" calcext:value-type="float">
            <text:p/>
          </table:table-cell>
          <table:table-cell table:formula="of:=[.D4]*0.0013560921" office:value-type="float" office:value="0.00203413815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1/[.C4]" office:value-type="float" office:value="491.608694325899" calcext:value-type="float">
            <text:p/>
          </table:table-cell>
          <table:table-cell table:formula="of:=[.B4]*[.B4]" office:value-type="float" office:value="1.98669025" calcext:value-type="float">
            <text:p/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coeff</text:p>
          </table:table-cell>
          <table:table-cell table:formula="of:=[.O3]*4*PI()*PI()" office:value-type="float" office:value="0.00161657795647344" calcext:value-type="float">
            <text:p/>
          </table:table-cell>
        </table:table-row>
        <table:table-row table:style-name="ro2">
          <table:table-cell office:value-type="float" office:value="24.82" calcext:value-type="float">
            <text:p>24.82</text:p>
          </table:table-cell>
          <table:table-cell table:formula="of:=[.A5]/20" office:value-type="float" office:value="1.241" calcext:value-type="float">
            <text:p/>
          </table:table-cell>
          <table:table-cell table:formula="of:=[.D5]*0.0013560921" office:value-type="float" office:value="0.002373161175" calcext:value-type="float">
            <text:p/>
          </table:table-cell>
          <table:table-cell office:value-type="float" office:value="1.75" calcext:value-type="float">
            <text:p>1.75</text:p>
          </table:table-cell>
          <table:table-cell table:number-columns-repeated="3"/>
          <table:table-cell table:formula="of:=1/[.C5]" office:value-type="float" office:value="421.378880850771" calcext:value-type="float">
            <text:p/>
          </table:table-cell>
          <table:table-cell table:formula="of:=[.B5]*[.B5]" office:value-type="float" office:value="1.540081" calcext:value-type="float">
            <text:p/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string" calcext:value-type="string">
            <text:p>check</text:p>
          </table:table-cell>
          <table:table-cell table:formula="of:=[.O4]/0.0038" office:value-type="float" office:value="0.425415251703536" calcext:value-type="float">
            <text:p/>
          </table:table-cell>
        </table:table-row>
        <table:table-row table:style-name="ro2">
          <table:table-cell office:value-type="float" office:value="23.22" calcext:value-type="float">
            <text:p>23.22</text:p>
          </table:table-cell>
          <table:table-cell table:formula="of:=[.A6]/20" office:value-type="float" office:value="1.161" calcext:value-type="float">
            <text:p/>
          </table:table-cell>
          <table:table-cell table:formula="of:=[.D6]*0.0013560921" office:value-type="float" office:value="0.0027121842" calcext:value-type="float">
            <text:p/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C6]" office:value-type="float" office:value="368.706520744424" calcext:value-type="float">
            <text:p/>
          </table:table-cell>
          <table:table-cell table:formula="of:=[.B6]*[.B6]" office:value-type="float" office:value="1.347921" calcext:value-type="float">
            <text:p/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2">
          <table:table-cell office:value-type="float" office:value="20.91" calcext:value-type="float">
            <text:p>20.91</text:p>
          </table:table-cell>
          <table:table-cell table:formula="of:=[.A7]/20" office:value-type="float" office:value="1.0455" calcext:value-type="float">
            <text:p/>
          </table:table-cell>
          <table:table-cell table:formula="of:=[.D7]*0.0013560921" office:value-type="float" office:value="0.00339023025" calcext:value-type="float">
            <text:p/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1/[.C7]" office:value-type="float" office:value="294.96521659554" calcext:value-type="float">
            <text:p/>
          </table:table-cell>
          <table:table-cell table:formula="of:=[.B7]*[.B7]" office:value-type="float" office:value="1.09307025" calcext:value-type="float">
            <text:p/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float" office:value="19.03" calcext:value-type="float">
            <text:p>19.03</text:p>
          </table:table-cell>
          <table:table-cell table:formula="of:=[.A8]/20" office:value-type="float" office:value="0.9515" calcext:value-type="float">
            <text:p/>
          </table:table-cell>
          <table:table-cell table:formula="of:=[.D8]*0.0013560921" office:value-type="float" office:value="0.0040682763" calcext:value-type="float">
            <text:p/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1/[.C8]" office:value-type="float" office:value="245.80434716295" calcext:value-type="float">
            <text:p/>
          </table:table-cell>
          <table:table-cell table:formula="of:=[.B8]*[.B8]" office:value-type="float" office:value="0.90535225" calcext:value-type="float">
            <text:p/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2">
          <table:table-cell office:value-type="float" office:value="17.68" calcext:value-type="float">
            <text:p>17.68</text:p>
          </table:table-cell>
          <table:table-cell table:formula="of:=[.A9]/20" office:value-type="float" office:value="0.884" calcext:value-type="float">
            <text:p/>
          </table:table-cell>
          <table:table-cell table:formula="of:=[.D9]*0.0013560921" office:value-type="float" office:value="0.00474632235" calcext:value-type="float">
            <text:p/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1/[.C9]" office:value-type="float" office:value="210.689440425385" calcext:value-type="float">
            <text:p/>
          </table:table-cell>
          <table:table-cell table:formula="of:=[.B9]*[.B9]" office:value-type="float" office:value="0.781456" calcext:value-type="float">
            <text:p/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0161657795647344" calcext:value-type="float">
            <text:p>0.00161657795647344</text:p>
          </table:table-cell>
          <table:table-cell/>
        </table:table-row>
        <table:table-row table:style-name="ro2">
          <table:table-cell office:value-type="float" office:value="16.53" calcext:value-type="float">
            <text:p>16.53</text:p>
          </table:table-cell>
          <table:table-cell table:formula="of:=[.A10]/20" office:value-type="float" office:value="0.8265" calcext:value-type="float">
            <text:p/>
          </table:table-cell>
          <table:table-cell table:formula="of:=[.D10]*0.0013560921" office:value-type="float" office:value="0.0054243684" calcext:value-type="float">
            <text:p/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1/[.C10]" office:value-type="float" office:value="184.353260372212" calcext:value-type="float">
            <text:p/>
          </table:table-cell>
          <table:table-cell table:formula="of:=[.B10]*[.B10]" office:value-type="float" office:value="0.68310225" calcext:value-type="float">
            <text:p/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3">
          <table:table-cell table:number-columns-repeated="14"/>
          <table:table-cell table:formula="of:=0.0537/2" office:value-type="float" office:value="0.02685" calcext:value-type="float">
            <text:p/>
          </table:table-cell>
        </table:table-row>
        <table:table-row table:style-name="ro2">
          <table:table-cell table:number-columns-repeated="15"/>
        </table:table-row>
        <table:table-row table:style-name="ro3" table:number-rows-repeated="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 table:number-rows-repeated="5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 table:number-rows-repeated="12">
          <table:table-cell table:number-columns-repeated="15"/>
        </table:table-row>
        <table:table-row table:style-name="ro2" table:number-rows-repeated="2">
          <table:table-cell table:number-columns-repeated="15"/>
        </table:table-row>
        <table:table-row table:style-name="ro3" table:number-rows-repeated="5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 table:number-rows-repeated="1048534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2:35:34.838302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2:49:32.959787094</meta:creation-date>
    <meta:generator>LibreOffice/4.2.3.3$Linux_X86_64 LibreOffice_project/420m0$Build-3</meta:generator>
    <dc:date>2014-04-28T02:49:41.454585708</dc:date>
    <meta:editing-duration>P0D</meta:editing-duration>
    <meta:editing-cycles>3</meta:editing-cycles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ell-range" chart:error-upper-range="Sheet1.J2:Sheet1.J10" chart:error-lower-range="Sheet1.J2:Sheet1.J10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error-category="cell-range" chart:error-upper-range="Sheet1.J2:Sheet1.J10" chart:error-lower-range="Sheet1.J2:Sheet1.J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1.J2:Sheet1.J10" chart:error-lower-range="Sheet1.J2:Sheet1.J10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H2:Sheet1.I10" svg:x="1.824cm" svg:y="0.829cm" svg:width="13.589cm" svg:height="6.543cm">
          <chartooo:coordinate-region svg:x="2.657cm" svg:y="1.081cm" svg:width="12.397cm" svg:height="5.538cm"/>
          <chart:axis chart:dimension="x" chart:name="primary-x" chart:style-name="ch3">
            <chart:title svg:x="7.418cm" svg:y="7.553cm" chart:style-name="ch4">
              <text:p>1/B (1/T)</text:p>
            </chart:title>
          </chart:axis>
          <chart:axis chart:dimension="y" chart:name="primary-y" chart:style-name="ch3">
            <chart:title svg:x="0.505cm" svg:y="4.97cm" chart:style-name="ch5">
              <text:p>T² (s²)</text:p>
            </chart:title>
            <chart:grid chart:style-name="ch6" chart:class="major"/>
          </chart:axis>
          <chart:series chart:style-name="ch7" chart:values-cell-range-address="Sheet1.I2:Sheet1.I10" chart:class="chart:scatter">
            <chart:domain table:cell-range-address="Sheet1.H2:Sheet1.H10"/>
            <chart:regression-curve chart:style-name="ch8"/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.224254198788">
                <text:p>776.224254198788</text:p>
                <draw:g>
                  <svg:desc>Sheet1.H2:Sheet1.H10</svg:desc>
                </draw:g>
              </table:table-cell>
              <table:table-cell office:value-type="float" office:value="2.83080625">
                <text:p>2.83080625</text:p>
                <draw:g>
                  <svg:desc>Sheet1.I2:Sheet1.I10</svg:desc>
                </draw:g>
              </table:table-cell>
              <table:table-cell office:value-type="float" office:value="0.11">
                <text:p>0.11</text:p>
                <draw:g>
                  <svg:desc>Sheet1.J2:Sheet1.J10</svg:desc>
                </draw:g>
              </table:table-cell>
              <table:table-cell office:value-type="float" office:value="0.11">
                <text:p>0.11</text:p>
                <draw:g>
                  <svg:desc>Sheet1.J2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9.930433191079">
                <text:p>589.930433191079</text:p>
              </table:table-cell>
              <table:table-cell office:value-type="float" office:value="2.34855625">
                <text:p>2.3485562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1.608694325899">
                <text:p>491.608694325899</text:p>
              </table:table-cell>
              <table:table-cell office:value-type="float" office:value="1.98669025">
                <text:p>1.986690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1.378880850771">
                <text:p>421.378880850771</text:p>
              </table:table-cell>
              <table:table-cell office:value-type="float" office:value="1.540081">
                <text:p>1.54008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.706520744424">
                <text:p>368.706520744424</text:p>
              </table:table-cell>
              <table:table-cell office:value-type="float" office:value="1.347921">
                <text:p>1.34792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.96521659554">
                <text:p>294.96521659554</text:p>
              </table:table-cell>
              <table:table-cell office:value-type="float" office:value="1.09307025">
                <text:p>1.0930702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.80434716295">
                <text:p>245.80434716295</text:p>
              </table:table-cell>
              <table:table-cell office:value-type="float" office:value="0.90535225">
                <text:p>0.905352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.689440425385">
                <text:p>210.689440425385</text:p>
              </table:table-cell>
              <table:table-cell office:value-type="float" office:value="0.781456">
                <text:p>0.78145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.353260372212">
                <text:p>184.353260372212</text:p>
              </table:table-cell>
              <table:table-cell office:value-type="float" office:value="0.68310225">
                <text:p>0.683102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